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04f82" officeooo:paragraph-rsid="00104f82" style:font-weight-asian="bold" style:font-weight-complex="bold"/>
    </style:style>
    <style:style style:name="P2" style:family="paragraph" style:parent-style-name="Standard">
      <style:text-properties fo:font-weight="normal" officeooo:rsid="00104f82" officeooo:paragraph-rsid="00134dfc" style:font-weight-asian="normal" style:font-weight-complex="normal"/>
    </style:style>
    <style:style style:name="P3" style:family="paragraph" style:parent-style-name="Standard">
      <style:text-properties fo:font-weight="normal" officeooo:rsid="00134dfc" officeooo:paragraph-rsid="00134dfc" style:font-weight-asian="normal" style:font-weight-complex="normal"/>
    </style:style>
    <style:style style:name="P4" style:family="paragraph" style:parent-style-name="Standard">
      <style:text-properties fo:font-weight="normal" officeooo:rsid="00149bf5" officeooo:paragraph-rsid="00149bf5" style:font-weight-asian="normal" style:font-weight-complex="normal"/>
    </style:style>
    <style:style style:name="P5" style:family="paragraph" style:parent-style-name="Standard">
      <style:text-properties fo:font-weight="normal" officeooo:rsid="00151c5a" officeooo:paragraph-rsid="00151c5a" style:font-weight-asian="normal" style:font-weight-complex="normal"/>
    </style:style>
    <style:style style:name="P6" style:family="paragraph" style:parent-style-name="Standard">
      <style:text-properties fo:font-weight="normal" officeooo:rsid="00181ef0" officeooo:paragraph-rsid="00181ef0" style:font-weight-asian="normal" style:font-weight-complex="normal"/>
    </style:style>
    <style:style style:name="P7" style:family="paragraph" style:parent-style-name="Standard">
      <style:text-properties fo:font-weight="normal" officeooo:rsid="00181ef0" officeooo:paragraph-rsid="001bd5fa" style:font-weight-asian="normal" style:font-weight-complex="normal"/>
    </style:style>
    <style:style style:name="P8" style:family="paragraph" style:parent-style-name="Standard" style:list-style-name="L2">
      <style:text-properties officeooo:paragraph-rsid="001bd5fa"/>
    </style:style>
    <style:style style:name="P9" style:family="paragraph" style:parent-style-name="Standard">
      <style:text-properties officeooo:rsid="00201ca2" officeooo:paragraph-rsid="00201ca2"/>
    </style:style>
    <style:style style:name="P10" style:family="paragraph" style:parent-style-name="Standard">
      <style:text-properties officeooo:rsid="0021197c" officeooo:paragraph-rsid="0021e380"/>
    </style:style>
    <style:style style:name="P11" style:family="paragraph" style:parent-style-name="Standard">
      <style:text-properties officeooo:rsid="0021e380" officeooo:paragraph-rsid="0021e380"/>
    </style:style>
    <style:style style:name="T1" style:family="text">
      <style:text-properties officeooo:rsid="00134dfc"/>
    </style:style>
    <style:style style:name="T2" style:family="text">
      <style:text-properties officeooo:rsid="001635bf"/>
    </style:style>
    <style:style style:name="T3" style:family="text">
      <style:text-properties officeooo:rsid="00181ef0"/>
    </style:style>
    <style:style style:name="T4" style:family="text">
      <style:text-properties officeooo:rsid="001a01da"/>
    </style:style>
    <style:style style:name="T5" style:family="text">
      <style:text-properties fo:font-style="italic" officeooo:rsid="001a01da" style:font-style-asian="italic" style:font-style-complex="italic"/>
    </style:style>
    <style:style style:name="T6" style:family="text">
      <style:text-properties officeooo:rsid="001bd5fa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a01da" style:font-weight-asian="normal" style:font-weight-complex="normal"/>
    </style:style>
    <style:style style:name="T9" style:family="text">
      <style:text-properties fo:font-weight="normal" officeooo:rsid="001bd5fa" style:font-weight-asian="normal" style:font-weight-complex="normal"/>
    </style:style>
    <style:style style:name="T10" style:family="text">
      <style:text-properties fo:font-weight="normal" officeooo:rsid="001ea046" style:font-weight-asian="normal" style:font-weight-complex="normal"/>
    </style:style>
    <style:style style:name="T11" style:family="text">
      <style:text-properties fo:font-weight="normal" officeooo:rsid="0021197c" style:font-weight-asian="normal" style:font-weight-complex="normal"/>
    </style:style>
    <style:style style:name="T12" style:family="text">
      <style:text-properties fo:font-weight="normal" officeooo:rsid="0021e380" style:font-weight-asian="normal" style:font-weight-complex="normal"/>
    </style:style>
    <style:style style:name="T13" style:family="text">
      <style:text-properties fo:font-weight="normal" officeooo:rsid="00232a1a" style:font-weight-asian="normal" style:font-weight-complex="normal"/>
    </style:style>
    <style:style style:name="T14" style:family="text">
      <style:text-properties fo:font-weight="normal" officeooo:rsid="0024873e" style:font-weight-asian="normal" style:font-weight-complex="normal"/>
    </style:style>
    <style:style style:name="T15" style:family="text">
      <style:text-properties officeooo:rsid="001bfa61"/>
    </style:style>
    <style:style style:name="T16" style:family="text">
      <style:text-properties officeooo:rsid="001cce7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/21/23</text:p>
      <text:p text:style-name="P2">My initial thought is that templates can be a form of statically compiled reactivity; seems perhaps the only difference between plain javascript compilation is that a template statement autogenerates a subscriber function that handles DOM manipulation.</text:p>
      <text:p text:style-name="P2"/>
      <text:p text:style-name="P2"><text:span text:style-name="T1">I think reactive values should be annotated by $ or something. I don’t like that svelte tries to automatically setup dependencies. </text:span><text:span text:style-name="T15">Another thing svelte does is do some automatic subscriptions whenever a value is assigned to. This leads to problematic cases, like if you </text:span><text:span text:style-name="T16">depend on</text:span><text:span text:style-name="T15"> </text:span><text:span text:style-name="T16">json.x, but Svelte then injects a dependency to any property of json.</text:span></text:p>
      <text:p text:style-name="P2"/>
      <text:p text:style-name="P5">I’m thinking handlebars-style templates are the most common these days, should probably use that to inject logic.</text:p>
      <text:p text:style-name="P2"/>
      <text:p text:style-name="P4">How would you write a conditional branch (if-else/switch/ternary) as reactive? <text:span text:style-name="T2">Conditionals short-circuit, so boolean expressions only need to update the overall output if the “currently true branch” equals, or follows, the updated branch. </text:span><text:span text:style-name="T3">Reactive values could apply to multiple branches, so seems like you need a async single subscriber to handle the whole branch (e.g. subscriber for each branch would not work, if that is even an option). Let’s consider the following:</text:span></text:p>
      <text:p text:style-name="P6"><text:tab/>if $x: a</text:p>
      <text:p text:style-name="P6"><text:tab/>else if $y: b</text:p>
      <text:p text:style-name="P6"><text:tab/>else: c</text:p>
      <text:p text:style-name="P7"><text:span text:style-name="T4">Ideally w</text:span>e want <text:span text:style-name="T4">execution to </text:span>guarantee x <text:span text:style-name="T4">is </text:span>evaluated before y. <text:span text:style-name="T4">I think that’s a non-issue though, since if y depends on any state change in x, then y gets reevaluated after x automatically. As for short-circuiting, technically we only want to evaluate y if x is false. That means even if we evaluated y at some point, if x later becomes true, then y’s evaluations should be paused. </text:span><text:span text:style-name="T5">Side note, it’s possible $x/$y are non-reactive as well; I’ll consider that case later. </text:span><text:span text:style-name="T4">To pause y, </text:span><text:span text:style-name="T6">two options I can think of:</text:span></text:p>
      <text:list text:style-name="L2">
        <text:list-item>
          <text:p text:style-name="P8"><text:span text:style-name="T10">Only subscribe when branch is evaluated. When re-evaluated and true, unsubscribe all branches &gt; that one</text:span><text:span text:style-name="T8">.</text:span></text:p>
        </text:list-item>
        <text:list-item>
          <text:p text:style-name="P8"><text:span text:style-name="T9">T</text:span><text:span text:style-name="T8">rack which branch is currently true. </text:span><text:span text:style-name="T9">In $y computation, skip computation if branch &gt;= $y.branch. Otherwise, evaluate: if false, nothing changes; if true, set current branch to $y.branch and </text:span><text:span text:style-name="T8"><text:s/>and only evaluating if &gt;= current.</text:span></text:p>
        </text:list-item>
      </text:list>
      <text:p text:style-name="P9"><text:span text:style-name="T11">I’ve outlined an algorithm based on #2 in my code.</text:span></text:p>
      <text:p text:style-name="P9"><text:span text:style-name="T11"/></text:p>
      <text:p text:style-name="P11"><text:span text:style-name="T7">Let’s discuss the concept of a reactive conditional in more depth, and define its behavior more precisely. </text:span><text:span text:style-name="T13">I believe all reactivity should be a reduction/</text:span><text:span text:style-name="T14">division</text:span><text:span text:style-name="T13"> of the </text:span><text:span text:style-name="T14">most general case: simply rerunning the entire code with the new state. Obviously, even the simplest code will divide the general case into smaller chunks, those that are affected by a change and those that aren’t. </text:span></text:p>
      <text:p text:style-name="P10"><text:span text:style-name="T12"/></text:p>
      <text:p text:style-name="P10"><text:span text:style-name="T12">In order to have reactive compatibility, the state changes must be </text:span>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7.5.1.2$Linux_X86_64 LibreOffice_project/50$Build-2</meta:generator>
    <meta:editing-cycles>0</meta:editing-cycles>
    <meta:editing-duration>P0D</meta:editing-duration>
    <meta:document-statistic meta:table-count="0" meta:image-count="0" meta:object-count="0" meta:page-count="1" meta:paragraph-count="14" meta:word-count="422" meta:character-count="2571" meta:non-whitespace-character-count="2159"/>
  </office:meta>
</office:document-meta>
</file>